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26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7369641323228166875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13">T-1.1</text:p>
              <text:list>
                <text:list-item>
                  <text:p text:style-name="P13">eclipst ==&gt; new task</text:p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<text:soft-page-break/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094200955895631137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2169734264624455103" text:style-name="L3">
        <text:list-item>
          <text:p text:style-name="P19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3913965750109889440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oft-page-break/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8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<text:soft-page-break/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390021666329313240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7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334412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367330312241167135" text:style-name="L6">
        <text:list-item>
          <text:p text:style-name="P22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8339235" text:continue-list="list7369641323228166875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44">steps</text:p>
                  <text:list>
                    <text:list-item>
                      <text:p text:style-name="P44">open file</text:p>
                    </text:list-item>
                    <text:list-item>
                      <text:p text:style-name="P44">read lines</text:p>
                    </text:list-item>
                  </text:list>
                </text:list-item>
              </text:list>
            </text:list-item>
            <text:list-item>
              <text:p text:style-name="P17"><text:soft-page-break/>T-1.1</text:p>
              <text:list>
                <text:list-item>
                  <text:p text:style-name="P17">new file : libfx_php</text:p>
                  <text:list>
                    <text:list-item>
                      <text:p text:style-name="P17"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019164484769691012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7966336762648570333" text:style-name="L8">
        <text:list-item>
          <text:p text:style-name="P24"/>
        </text:list-item>
      </text:list>
      <text:p text:style-name="P12"><text:line-break/><text:span text:style-name="T2">[/ 20200105_153156]</text:span></text:p>
      <text:p text:style-name="P12"/>
      <text:p text:style-name="P8"><text:soft-page-break/></text:p>
      <text:p text:style-name="P4"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7988921094928964735" text:style-name="L9">
        <text:list-item>
          <text:p text:style-name="P25">REVIEW</text:p>
        </text:list-item>
        <text:list-item>
          <text:p text:style-name="P25">TASK-1 : </text:p>
          <text:list>
            <text:list-item>
              <text:list>
                <text:list-item>
                  <text:p text:style-name="P25">conv ==&gt; csv lines to → bardatas</text:p>
                  <text:list>
                    <text:list-item>
                      <text:p text:style-name="P25">new FUNC : conv_CSV_Lines_To_BarDatas($lo_CSV_Lines, $lenOf_Header_Lines : int) : $lo_BarDatas</text:p>
                    </text:list-item>
                    <text:list-item>
                      <text:p text:style-name="P25">//_20200105_153133:next</text:p>
                    </text:list-item>
                  </text:list>
                </text:list-item>
              </text:list>
            </text:list-item>
            <text:list-item>
              <text:p text:style-name="P25">T-2.1 </text:p>
              <text:list>
                <text:list-item>
                  <text:p text:style-name="P25">CODE : func “conv_CSV_Lines_To_BarDatas”</text:p>
                  <text:list>
                    <text:list-item>
                      <text:p text:style-name="P25">up to ==&gt; price_High</text:p>
                    </text:list-item>
                  </text:list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2.2</text:p>
              <text:list>
                <text:list-item>
                  <text:p text:style-name="P25">CODE</text:p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19412618595821448" text:style-name="L10">
        <text:list-item>
          <text:p text:style-name="P26">TASK</text:p>
          <text:list>
            <text:list-item>
              <text:p text:style-name="P26">new file : FxTester.php</text:p>
              <text:list>
                <text:list-item>
                  <text:p text:style-name="P26">==&gt; new func : test_T_1($lo_BarDatas) : ??</text:p>
                </text:list-item>
              </text:list>
            </text:list-item>
            <text:list-item>
              <text:p text:style-name="P26">//_20200105_174937:next</text:p>
            </text:list-item>
          </text:list>
        </text:list-item>
      </text:list>
      <text:p text:style-name="P4">[further]</text:p>
      <text:list xml:id="list175577571818232429" text:style-name="L11">
        <text:list-item>
          <text:p text:style-name="P27"/>
        </text:list-item>
      </text:list>
      <text:p text:style-name="P12"><text:line-break/><text:soft-page-break/><text:span text:style-name="T2">[/ 20200105_174715]</text:span></text:p>
      <text:p text:style-name="P12"/>
      <text:p text:style-name="P8"/>
      <text:p text:style-name="P4"><text:span text:style-name="T3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7070081151176410049" text:style-name="L12">
        <text:list-item>
          <text:p text:style-name="P28">REVIEW</text:p>
        </text:list-item>
        <text:list-item>
          <text:p text:style-name="P28">TASK-1 </text:p>
          <text:list>
            <text:list-item>
              <text:list>
                <text:list-item>
                  <text:p text:style-name="P28">new file : FxTester.php</text:p>
                  <text:list>
                    <text:list-item>
                      <text:p text:style-name="P28">==&gt; new func : test_T_1($lo_BarDatas) : ??</text:p>
                    </text:list-item>
                  </text:list>
                </text:list-item>
                <text:list-item>
                  <text:p text:style-name="P28">//_20200105_174937:next</text:p>
                </text:list-item>
              </text:list>
            </text:list-item>
            <text:list-item>
              <text:p text:style-name="P28">T-1.1 : “* step : 2<text:tab/> <text:tab/><text:tab/>tester ==&gt; exec”</text:p>
              <text:list>
                <text:list-item>
                  <text:p text:style-name="P28">new FUNC : fx_tester_T_1__Exec($lo_BarDatas); 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  <text:list>
                        <text:list-item>
                          <text:p text:style-name="P28"/>
                        </text:list-item>
                      </text:list>
                    </text:list-item>
                    <text:list-item>
                      <text:p text:style-name="P28">caller</text:p>
                    </text:list-item>
                    <text:list-item>
                      <text:p text:style-name="P28">empt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draw ==&gt; flowchart </text:p>
              <text:list>
                <text:list-item>
                  <text:list>
                    <text:list-item>
                      <text:p text:style-name="P28">REF ==&gt; 44#8.43_7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1</text:p>
              <text:list>
                <text:list-item>
                  <text:list>
                    <text:list-item>
                      <text:p text:style-name="P28">new FILE : lib_tester.php (utils\fx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2</text:p>
              <text:list>
                <text:list-item>
                  <text:list>
                    <text:list-item>
                      <text:p text:style-name="P28">change name ==&gt; FxEaTestersController</text:p>
                    </text:list-item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coding (lib_tester.php (utils\fx))</text:p>
              <text:list>
                <text:list-item>
                  <text:p text:style-name="P28"><text:soft-page-break/>“step : A : 1” ~~</text:p>
                </text:list-item>
                <text:list-item>
                  <text:p text:style-name="P28">~~ “B : 3” ==&gt; OK</text:p>
                </text:list-item>
              </text:list>
            </text:list-item>
            <text:list-item>
              <text:p text:style-name="P28">T-1.4</text:p>
              <text:list>
                <text:list-item>
                  <text:list>
                    <text:list-item>
                      <text:p text:style-name="P28">“j1”</text:p>
                    </text:list-item>
                  </text:list>
                </text:list-item>
                <text:list-item>
                  <text:p text:style-name="P28">==&gt; OK </text:p>
                </text:list-item>
              </text:list>
            </text:list-item>
            <text:list-item>
              <text:p text:style-name="P28"><text:span text:style-name="T1">#_ </text:span>SEG-1.3</text:p>
              <text:list>
                <text:list-item>
                  <text:list>
                    <text:list-item>
                      <text:p text:style-name="P28">“j1 : N” ==&gt; to a func</text:p>
                    </text:list-item>
                  </text:list>
                </text:list-item>
                <text:list-item>
                  <text:p text:style-name="P28">new FUNC : loop_J1_N($lo_BarDatas, $flg_Position)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move lines ==&gt; to this func</text:p>
                    </text:list-item>
                    <text:list-item>
                      <text:p text:style-name="P28">TEST ==&gt; </text:p>
                    </text:list-item>
                  </text:list>
                </text:list-item>
              </text:list>
            </text:list-item>
            <text:list-item>
              <text:p text:style-name="P28">T-1.5 : “j1 : N : 1” ~~ </text:p>
              <text:list>
                <text:list-item>
                  <text:p text:style-name="P28">CODE : ~~ “j2 : Y/N : 1”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50125858726956773" text:style-name="L13">
        <text:list-item>
          <text:p text:style-name="P30">TASK : “j2 : Y : 2” ~~</text:p>
          <text:list>
            <text:list-item>
              <text:p text:style-name="P30">//_20200106_143611:next</text:p>
            </text:list-item>
          </text:list>
        </text:list-item>
      </text:list>
      <text:p text:style-name="P4">[further]</text:p>
      <text:list xml:id="list6962207219284805780" text:style-name="L14">
        <text:list-item>
          <text:p text:style-name="P31"/>
        </text:list-item>
      </text:list>
      <text:p text:style-name="P12"><text:line-break/><text:span text:style-name="T2">[/ 20200106_144107]</text:span></text:p>
      <text:p text:style-name="P12"/>
      <text:p text:style-name="P8"/>
      <text:p text:style-name="P4"><text:span text:style-name="T3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8519146108014928124" text:style-name="L15">
        <text:list-item>
          <text:p text:style-name="P32">REVIEW </text:p>
        </text:list-item>
        <text:list-item>
          <text:p text:style-name="P32">TASK-1 : “j2 : Y : 2” ~~</text:p>
          <text:list>
            <text:list-item>
              <text:list>
                <text:list-item>
                  <text:p text:style-name="P32">//_20200106_143611:next</text:p>
                </text:list-item>
              </text:list>
            </text:list-item>
            <text:list-item>
              <text:p text:style-name="P32">T-1.1 : new FILE → Pos.php</text:p>
              <text:list>
                <text:list-item>
                  <text:p text:style-name="P32">DUP : BarData.php</text:p>
                </text:list-item>
                <text:list-item>
                  <text:p text:style-name="P3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2">dummy line : → use Pos</text:p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“j2 : Y : 2”</text:p>
              <text:list>
                <text:list-item>
                  <text:p text:style-name="P32">~~ “j2 : Y : 3”</text:p>
                </text:list-item>
                <text:list-item>
                  <text:p text:style-name="P32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58040480353642349" text:style-name="L16">
        <text:list-item>
          <text:p text:style-name="P33">TASK : “j2 : Y : 4” ~~</text:p>
          <text:list>
            <text:list-item>
              <text:p text:style-name="P33">//_20200106_175914:next</text:p>
            </text:list-item>
          </text:list>
        </text:list-item>
      </text:list>
      <text:p text:style-name="P4">[further]</text:p>
      <text:list xml:id="list6982077631220687647" text:style-name="L17">
        <text:list-item>
          <text:p text:style-name="P34"/>
        </text:list-item>
      </text:list>
      <text:p text:style-name="P12"><text:line-break/><text:span text:style-name="T2">[/ XXX]</text:span></text:p>
      <text:p text:style-name="P8"/>
      <text:p text:style-name="P4"><text:span text:style-name="T3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4161130962785126786" text:style-name="L18">
        <text:list-item>
          <text:p text:style-name="P35">REVIEW</text:p>
        </text:list-item>
        <text:list-item>
          <text:p text:style-name="P35"><text:soft-page-break/>TASK-1 : “j2 : Y : 4” ~~</text:p>
          <text:list>
            <text:list-item>
              <text:list>
                <text:list-item>
                  <text:p text:style-name="P35">//_20200106_175914:next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pos → init</text:p>
                  <text:list>
                    <text:list-item>
                      <text:p text:style-name="P35">new FUNC : init_Pos();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SEG-1</text:p>
              <text:list>
                <text:list-item>
                  <text:list>
                    <text:list-item>
                      <text:p text:style-name="P35">for-loop ==&gt; add param → $lo_Vals ==&gt; val_TP, a.o.</text:p>
                    </text:list-item>
                  </text:list>
                </text:list-item>
                <text:list-item>
                  <text:p text:style-name="P35">S-1.1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“step : B : j2 : Y : 4.2 set ==&gt; new vals”</text:p>
              <text:list>
                <text:list-item>
                  <text:p text:style-name="P35">new FUNC : j2_Y_4_2()</text:p>
                  <text:list>
                    <text:list-item>
                      <text:p text:style-name="P35">//_20200107_152525:caller</text:p>
                    </text:list-item>
                    <text:list-item>
                      <text:p text:style-name="P35"/>
                    </text:list-item>
                  </text:list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899126547716233303" text:style-name="L19">
        <text:list-item>
          <text:p text:style-name="P36">TASK : “j2 : Y : 5”</text:p>
          <text:list>
            <text:list-item>
              <text:p text:style-name="P36">//_20200107_153029:next</text:p>
            </text:list-item>
          </text:list>
        </text:list-item>
      </text:list>
      <text:p text:style-name="P4">[further]</text:p>
      <text:list xml:id="list4150538974060179211" text:style-name="L20">
        <text:list-item>
          <text:p text:style-name="P37"/>
        </text:list-item>
      </text:list>
      <text:p text:style-name="P12"><text:line-break/><text:span text:style-name="T2">[/ 20200107_153311]</text:span></text:p>
      <text:p text:style-name="P12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8322413" text:continue-list="list38339235" text:style-name="L1">
        <text:list-item>
          <text:p text:style-name="P17">REVIEW</text:p>
        </text:list-item>
        <text:list-item>
          <text:p text:style-name="P17">TASK-1 : “j2 : Y : 5”</text:p>
          <text:list>
            <text:list-item>
              <text:list>
                <text:list-item>
                  <text:p text:style-name="P17">//_20200107_153029:next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UNC : get_Bar_Type($pos, $bd)q</text:p>
                  <text:list>
                    <text:list-item>
                      <text:p text:style-name="P17">sig</text:p>
                    </text:list-item>
                    <text:list-item>
                      <text:p text:style-name="P17">labels</text:p>
                    </text:list-item>
                    <text:list-item>
                      <text:p text:style-name="P17">caller</text:p>
                    </text:list-item>
                    <text:list-item>
                      <text:p text:style-name="P17">dummy line</text:p>
                    </text:list-item>
                    <text:list-item>
                      <text:p text:style-name="P1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126067740100234301" text:style-name="L21">
        <text:list-item>
          <text:p text:style-name="P38">TASK</text:p>
          <text:list>
            <text:list-item>
              <text:p text:style-name="P38">func : get_Bar_Type</text:p>
              <text:list>
                <text:list-item>
                  <text:p text:style-name="P38">new FUNC : get_Bar_Type__BUY(...)</text:p>
                </text:list-item>
                <text:list-item>
                  <text:p text:style-name="P38">//_20200109_181021:next</text:p>
                </text:list-item>
              </text:list>
            </text:list-item>
          </text:list>
        </text:list-item>
      </text:list>
      <text:p text:style-name="P4">[further]</text:p>
      <text:list xml:id="list6195124601110184173" text:style-name="L22">
        <text:list-item>
          <text:p text:style-name="P39"/>
        </text:list-item>
      </text:list>
      <text:p text:style-name="P12"><text:line-break/><text:span text:style-name="T2">[/ 20200109_181032]</text:span></text:p>
      <text:p text:style-name="P12"/>
      <text:p text:style-name="P8">@@@</text:p>
      <text:p text:style-name="P4"><text:span text:style-name="T3">8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322620" text:continue-list="list38322413" text:style-name="L1">
        <text:list-item>
          <text:p text:style-name="P17">REVIEW</text:p>
        </text:list-item>
        <text:list-item>
          <text:p text:style-name="P17"><text:soft-page-break/>TASK-1</text:p>
        </text:list-item>
      </text:list>
      <text:p text:style-name="P4"/>
      <text:p text:style-name="P4">[next]</text:p>
      <text:list xml:id="list5749400950610741224" text:style-name="L27">
        <text:list-item>
          <text:p text:style-name="P42">TASK</text:p>
        </text:list-item>
      </text:list>
      <text:p text:style-name="P4">[further]</text:p>
      <text:list xml:id="list279230456791911146" text:style-name="L28">
        <text:list-item>
          <text:p text:style-name="P43"/>
        </text:list-item>
      </text:list>
      <text:p text:style-name="P12"><text:line-break/><text:span text:style-name="T2">[/ XXX]</text:span></text:p>
      <text:p text:style-name="P12"/>
      <text:p text:style-name="P12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333624" text:continue-list="list38322620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3291177938094762753" text:style-name="L23">
        <text:list-item>
          <text:p text:style-name="P40">TASK</text:p>
        </text:list-item>
      </text:list>
      <text:p text:style-name="P4">[further]</text:p>
      <text:list xml:id="list5561713504849338622" text:style-name="L24">
        <text:list-item>
          <text:p text:style-name="P41"/>
        </text:list-item>
      </text:list>
      <text:p text:style-name="P12"><text:line-break/><text:span text:style-name="T2">[/ XXX]</text:span></text:p>
      <text:p text:style-name="P12"/>
      <text:p text:style-name="P12"/>
      <text:p text:style-name="P12"><text:soft-page-break/></text:p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9195637574446323952" text:style-name="L25">
        <text:list-item>
          <text:p text:style-name="P4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339345" text:continue-numbering="true" text:style-name="L25">
        <text:list-item>
          <text:p text:style-name="P45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2780427001980630709" text:style-name="L26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329299" text:continue-numbering="true" text:style-name="L26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8344991" text:continue-numbering="true" text:style-name="L26">
        <text:list-item>
          <text:p text:style-name="P14">move “<text:span text:style-name="T4">@@@</text:span>”</text:p>
        </text:list-item>
        <text:list-item>
          <text:p text:style-name="P46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9T18:11:53.43</dc:date>
    <dc:creator>iwabuchi ken</dc:creator>
    <meta:editing-duration>PT20H34M50S</meta:editing-duration>
    <meta:editing-cycles>69</meta:editing-cycles>
    <meta:generator>OpenOffice/4.1.3$Win32 OpenOffice.org_project/413m1$Build-9783</meta:generator>
    <meta:document-statistic meta:table-count="5" meta:image-count="0" meta:object-count="0" meta:page-count="15" meta:paragraph-count="305" meta:word-count="1210" meta:character-count="8095"/>
  </office:meta>
</office:document-meta>
</file>